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31" officeooo:paragraph-rsid="001e5531"/>
    </style:style>
    <style:style style:name="P2" style:family="paragraph" style:parent-style-name="Standard">
      <style:text-properties officeooo:rsid="001e5531" officeooo:paragraph-rsid="001e9350"/>
    </style:style>
    <style:style style:name="P3" style:family="paragraph" style:parent-style-name="Standard">
      <style:text-properties officeooo:rsid="001e5531" officeooo:paragraph-rsid="00212ab2"/>
    </style:style>
    <style:style style:name="P4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5" style:family="paragraph" style:parent-style-name="Standard">
      <style:text-properties fo:color="#ffffff" style:font-name="Droid Sans Mono" fo:font-size="10.5pt" fo:font-weight="normal" officeooo:paragraph-rsid="0025a6a7" fo:background-color="#000000"/>
    </style:style>
    <style:style style:name="P6" style:family="paragraph" style:parent-style-name="Standard">
      <style:text-properties fo:color="#ffffff" style:font-name="Droid Sans Mono" fo:font-size="10.5pt" fo:font-weight="normal" officeooo:paragraph-rsid="0025c713" fo:background-color="#000000"/>
    </style:style>
    <style:style style:name="T1" style:family="text">
      <style:text-properties fo:color="#a8ff60" style:font-name="Inconsolata" fo:font-size="9pt"/>
    </style:style>
    <style:style style:name="T2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fo:color="#000000" style:font-name="Liberation Serif" fo:font-size="12pt" officeooo:rsid="00212ab2" fo:background-color="transparent" loext:char-shading-value="0" style:font-size-asian="12pt" style:font-size-complex="12pt"/>
    </style:style>
    <style:style style:name="T4" style:family="text">
      <style:text-properties fo:color="#000000" style:font-name="Liberation Serif" fo:font-size="12pt" officeooo:rsid="0025c713" fo:background-color="transparent" loext:char-shading-value="0" style:font-size-asian="12pt" style:font-size-complex="12pt"/>
    </style:style>
    <style:style style:name="T5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6" style:family="text">
      <style:text-properties fo:color="#000000" style:font-name="Liberation Serif" fo:font-size="12pt" fo:font-weight="normal" officeooo:rsid="001e9350" fo:background-color="transparent" loext:char-shading-value="0" style:font-size-asian="12pt" style:font-size-complex="12pt"/>
    </style:style>
    <style:style style:name="T7" style:family="text">
      <style:text-properties fo:color="#000000" style:font-name="Liberation Serif" fo:font-size="12pt" fo:font-weight="normal" officeooo:rsid="00212ab2" fo:background-color="transparent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in API Keys:- </text:p>
      <text:p text:style-name="P1"/>
      <text:p text:style-name="P1">1 : - <text:s/>6edecb7bb9mshd599a23712cf880p1cf31fjsn25beaf1ae3ab</text:p>
      <text:p text:style-name="P1">2 : -<text:span text:style-name="Source_20_Text"><text:span text:style-name="T1"> </text:span></text:span><text:span text:style-name="Source_20_Text"><text:span text:style-name="T2">459400aaa7msh86cfb312b8f3672p103b7ejsn90a54bad9306</text:span></text:span></text:p>
      <text:p text:style-name="P1"><text:span text:style-name="Source_20_Text"><text:span text:style-name="T2">3 : - <text:s/>6e3798f6abmsh20bcb71600e4713p18a4b4jsn9dc794b8cc5c</text:span></text:span></text:p>
      <text:p text:style-name="P1"><text:span text:style-name="Source_20_Text"><text:span text:style-name="T2">4 : - <text:s/>ba6f74894amsh051245495545c03p131fbajsnad469426a08a</text:span></text:span></text:p>
      <text:p text:style-name="P1"><text:span text:style-name="Source_20_Text"><text:span text:style-name="T2">5 : - <text:s/>5cdea22255msh0aa19625185a74cp1f6050jsn5a2b57fd7a92</text:span></text:span></text:p>
      <text:p text:style-name="P1"><text:span text:style-name="Source_20_Text"><text:span text:style-name="T2">6 : - <text:s/>e058d5d7fbmshae22f7f2ddac844p19c7fajsn618c8d1fed35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WHO- IS API Keys:-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 : - <text:s/></text:span></text:span><text:span text:style-name="Source_20_Text"><text:span text:style-name="T5">6edecb7bb9mshd599a23712cf880p1cf31fjsn25beaf1ae3ab</text:span></text:span></text:p>
      <text:p text:style-name="P1"><text:span text:style-name="Source_20_Text"><text:span text:style-name="T5">2 : - <text:s/>e058d5d7fbmshae22f7f2ddac844p19c7fajsn618c8d1fed35</text:span></text:span></text:p>
      <text:p text:style-name="P1"><text:span text:style-name="Source_20_Text"><text:span text:style-name="T5">3 : - <text:s/>5cdea22255msh0aa19625185a74cp1f6050jsn5a2b57fd7a92</text:span></text:span></text:p>
      <text:p text:style-name="P2"><text:span text:style-name="Source_20_Text"><text:span text:style-name="T6">4: - <text:s/>ba6f74894amsh051245495545c03p131fbajsnad469426a08a</text:span></text:span></text:p>
      <text:p text:style-name="P2"><text:span text:style-name="Source_20_Text"><text:span text:style-name="T6">5 : - <text:s/>6e3798f6abmsh20bcb71600e4713p18a4b4jsn9dc794b8cc5c</text:span></text:span></text:p>
      <text:p text:style-name="P2"><text:span text:style-name="Source_20_Text"><text:span text:style-name="T6">6 : - <text:s/>459400aaa7msh86cfb312b8f3672p103b7ejsn90a54bad9306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3"><text:span text:style-name="Source_20_Text"><text:span text:style-name="T7">SERP API Keys:-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1 : - <text:s/>67244b6e8d7f337f304cf92165608f8ede8c69dcb5552a0908399ecce0c27f58</text:span></text:span></text:p>
      <text:p text:style-name="P2"><text:span text:style-name="Source_20_Text"><text:span text:style-name="T6"/></text:span></text:p>
      <text:p text:style-name="P1"><text:span text:style-name="Source_20_Text"><text:span text:style-name="T2"/></text:span></text:p>
      <text:p text:style-name="P1"><text:span text:style-name="Source_20_Text"><text:span text:style-name="T2"><text:s/></text:span></text:span></text:p>
      <text:p text:style-name="P5"><text:span text:style-name="Source_20_Text"><text:span text:style-name="T3">Block Chain API Key:-</text:span></text:span></text:p>
      <text:p text:style-name="P5"><text:span text:style-name="Source_20_Text"><text:span text:style-name="T7"/></text:span></text:p>
      <text:p text:style-name="P6"><text:span text:style-name="Source_20_Text"><text:span text:style-name="T3">1 : - <text:s text:c="3"/>7a209448-e023-44f6-9fe4-597503f13818</text:span></text:span></text:p>
      <text:p text:style-name="P6"><text:span text:style-name="Source_20_Text"><text:span text:style-name="T3"/></text:span></text:p>
      <text:p text:style-name="P6"><text:span text:style-name="Source_20_Text"><text:span text:style-name="T4">API Secret Key:- </text:span></text:span></text:p>
      <text:p text:style-name="P6"><text:span text:style-name="Source_20_Text"><text:span text:style-name="T3">eyJhbGciOiJFUzI1NiIsInR5cCI6IkFQSSJ9.eyJhdWQiOiJtZXJjdXJ5IiwidWlkIjoiN2U3M2I0MGMtODNkYi00MmVkLWFmY2QtMmU3YzAwYTI4YTJmIiwiaXNzIjoiYmxvY2tjaGFpbiIsInJkbyI6ZmFsc2UsImlhdCI6MTcwNDQ1NTI2MywianRpIjoiN2EyMDk0NDgtZTAyMy00NGY2LTlmZTQtNTk3NTAzZjEzODE4Iiwic2VxIjo3Mzk0MzY5LCJ3ZGwiOnRydWV9.H64aXl9zXmM4gdK4oOUt7VIXBlcdsLroSZ9mB6R2E7m7J7REcKTJm1meMj4frnlRqwD2+zKY25qdAtop+I9GyKc=</text:span></text:span></text:p>
      <text:p text:style-name="P4"><text:span text:style-name="Source_20_Text"><text:span text:style-name="T7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43:39.039442218</meta:creation-date>
    <dc:date>2024-01-05T17:15:39.865191527</dc:date>
    <meta:editing-duration>PT1H47M3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73" meta:character-count="1258" meta:non-whitespace-character-count="1185"/>
  </office:meta>
</office:document-meta>
</file>